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0dac7e"/>
    </style:style>
    <style:style style:name="P2" style:family="paragraph" style:parent-style-name="Standard">
      <style:text-properties officeooo:paragraph-rsid="000e9529"/>
    </style:style>
    <style:style style:name="P3" style:family="paragraph" style:parent-style-name="Standard">
      <style:text-properties officeooo:paragraph-rsid="000f5a07"/>
    </style:style>
    <style:style style:name="P4" style:family="paragraph" style:parent-style-name="Standard">
      <style:text-properties officeooo:paragraph-rsid="001152c0"/>
    </style:style>
    <style:style style:name="P5" style:family="paragraph" style:parent-style-name="Standard">
      <style:text-properties officeooo:paragraph-rsid="0013397b"/>
    </style:style>
    <style:style style:name="P6" style:family="paragraph" style:parent-style-name="Standard">
      <style:text-properties officeooo:paragraph-rsid="001466c9"/>
    </style:style>
    <style:style style:name="P7" style:family="paragraph" style:parent-style-name="Standard">
      <style:text-properties officeooo:paragraph-rsid="0017c823"/>
    </style:style>
    <style:style style:name="P8" style:family="paragraph" style:parent-style-name="Standard">
      <style:text-properties officeooo:paragraph-rsid="0017cdcf"/>
    </style:style>
    <style:style style:name="P9" style:family="paragraph" style:parent-style-name="Standard">
      <style:text-properties officeooo:paragraph-rsid="0018cac0"/>
    </style:style>
    <style:style style:name="P10" style:family="paragraph" style:parent-style-name="Standard">
      <style:text-properties officeooo:paragraph-rsid="00192e78"/>
    </style:style>
    <style:style style:name="T1" style:family="text">
      <style:text-properties officeooo:rsid="000dac7e"/>
    </style:style>
    <style:style style:name="T2" style:family="text">
      <style:text-properties officeooo:rsid="000e9038"/>
    </style:style>
    <style:style style:name="T3" style:family="text">
      <style:text-properties officeooo:rsid="000e9529"/>
    </style:style>
    <style:style style:name="T4" style:family="text">
      <style:text-properties officeooo:rsid="000f5a07"/>
    </style:style>
    <style:style style:name="T5" style:family="text">
      <style:text-properties officeooo:rsid="001152c0"/>
    </style:style>
    <style:style style:name="T6" style:family="text">
      <style:text-properties officeooo:rsid="0013397b"/>
    </style:style>
    <style:style style:name="T7" style:family="text">
      <style:text-properties officeooo:rsid="001466c9"/>
    </style:style>
    <style:style style:name="T8" style:family="text">
      <style:text-properties officeooo:rsid="00160536"/>
    </style:style>
    <style:style style:name="T9" style:family="text">
      <style:text-properties officeooo:rsid="0017c823"/>
    </style:style>
    <style:style style:name="T10" style:family="text">
      <style:text-properties officeooo:rsid="0017cdcf"/>
    </style:style>
    <style:style style:name="T11" style:family="text">
      <style:text-properties officeooo:rsid="0018cac0"/>
    </style:style>
    <style:style style:name="T12" style:family="text">
      <style:text-properties officeooo:rsid="00192e78"/>
    </style:style>
    <style:style style:name="T13" style:family="text">
      <style:text-properties officeooo:rsid="001a914f"/>
    </style:style>
    <style:style style:name="T14" style:family="text">
      <style:text-properties officeooo:rsid="001a96a4"/>
    </style:style>
    <style:style style:name="T15" style:family="text">
      <style:text-properties officeooo:rsid="001bee60"/>
    </style:style>
    <style:style style:name="T16" style:family="text">
      <style:text-properties officeooo:rsid="001d4c20"/>
    </style:style>
    <style:style style:name="T17" style:family="text">
      <style:text-properties officeooo:rsid="001f2cda"/>
    </style:style>
    <style:style style:name="T18" style:family="text">
      <style:text-properties officeooo:rsid="002000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oguelike</text:span></text:p>
      <text:p text:style-name="P1"><text:span text:style-name="T1"/></text:p>
      <text:p text:style-name="P1"><text:span text:style-name="T1">périmètre</text:span></text:p>
      <text:p text:style-name="P1"><text:span text:style-name="T1"/></text:p>
      <text:p text:style-name="P1"><text:span text:style-name="T1">menu avec sous menus</text:span></text:p>
      <text:p text:style-name="P1"><text:span text:style-name="T1">=&gt;jouer</text:span></text:p>
      <text:p text:style-name="P1"><text:span text:style-name="T1">=&gt;continuer partie avec sauvegarde du niveau</text:span></text:p>
      <text:p text:style-name="P1"><text:span text:style-name="T1">=&gt;quitter</text:span></text:p>
      <text:p text:style-name="P1"><text:span text:style-name="T1"/></text:p>
      <text:p text:style-name="P1"><text:span text:style-name="T1">map :</text:span></text:p>
      <text:p text:style-name="P1"><text:span text:style-name="T1">matrice avec chaque case représentant un déplacement possible</text:span></text:p>
      <text:p text:style-name="P2"><text:span text:style-name="T3">matrice dongeon en ensemble</text:span></text:p>
      <text:p text:style-name="P3"><text:span text:style-name="T4">objectif : objectif </text:span><text:span text:style-name="T5">trésors clé <text:s/></text:span><text:span text:style-name="T4">atteint =&gt; ouverture map</text:span></text:p>
      <text:p text:style-name="P4"><text:span text:style-name="T5">arme monstre piège</text:span></text:p>
      <text:p text:style-name="P3"><text:span text:style-name="T4"/></text:p>
      <text:p text:style-name="P3"><text:span text:style-name="T4">monstre :</text:span></text:p>
      <text:p text:style-name="P3"><text:span text:style-name="T4">deplacement à chaque generation avec deplacement donné</text:span></text:p>
      <text:p text:style-name="P3"><text:span text:style-name="T4">chaque monstre aura un déplacement différent</text:span></text:p>
      <text:p text:style-name="P7"><text:span text:style-name="T9">monstre aggressif =&gt; recherche, piège, attaque, mort, again et again</text:span></text:p>
      <text:p text:style-name="P3"><text:span text:style-name="T4"/></text:p>
      <text:p text:style-name="P3"><text:span text:style-name="T4">joueur :</text:span></text:p>
      <text:p text:style-name="P3"><text:span text:style-name="T8">(</text:span><text:span text:style-name="T4">déplacement avec scanf z q s d</text:span><text:span text:style-name="T8">)</text:span></text:p>
      <text:p text:style-name="P6"><text:span text:style-name="T7">ncurses lib <text:s/>IMPORTANT</text:span></text:p>
      <text:p text:style-name="P3"><text:span text:style-name="T4"/></text:p>
      <text:p text:style-name="P1"><text:span text:style-name="T1">level :</text:span></text:p>
      <text:p text:style-name="P1"><text:span text:style-name="T1">1 carré sans rien entré sorti</text:span></text:p>
      <text:p text:style-name="P1"><text:span text:style-name="T1">2 mur</text:span></text:p>
      <text:p text:style-name="P1"><text:span text:style-name="T1">3 monstre</text:span></text:p>
      <text:p text:style-name="P1"><text:span text:style-name="T1">4 labyrinthe</text:span></text:p>
      <text:p text:style-name="P1"><text:span text:style-name="T1">5 bo</text:span><text:span text:style-name="T2">ss</text:span><text:span text:style-name="T1"> </text:span></text:p>
      <text:p text:style-name="P1"><text:span text:style-name="T1">difficulté accrue avec save du niveau en cours</text:span></text:p>
      <text:p text:style-name="P1"><text:span text:style-name="T1"/></text:p>
      <text:p text:style-name="P1"><text:span text:style-name="T1"/></text:p>
      <text:p text:style-name="P1"><text:span text:style-name="T1">bonus :</text:span></text:p>
      <text:p text:style-name="P1"><text:span text:style-name="T1">=&gt;choix perso avec caractéristiques différent</text:span></text:p>
      <text:p text:style-name="P3"><text:span text:style-name="T4">attaque et vie </text:span></text:p>
      <text:p text:style-name="P2"><text:span text:style-name="T3">deplacement pièce par pièce après</text:span></text:p>
      <text:p text:style-name="P5"><text:span text:style-name="T6">score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oft-page-break/><text:span text:style-name="T6"/></text:p>
      <text:p text:style-name="P5"><text:span text:style-name="T6"/></text:p>
      <text:p text:style-name="P8"><text:span text:style-name="T10">analyse :</text:span></text:p>
      <text:p text:style-name="P9"><text:span text:style-name="T11">map.c=&gt;matrice map mur</text:span></text:p>
      <text:p text:style-name="P9"><text:span text:style-name="T11"><text:tab/>fichier txt avec evolution de la map</text:span></text:p>
      <text:p text:style-name="P9"><text:span text:style-name="T11">personnage.c =&gt; deplacement avec ncurses, sans sortie map</text:span></text:p>
      <text:p text:style-name="P10"><text:span text:style-name="T12">monstre.c =&gt; aggressif ou passif</text:span></text:p>
      <text:p text:style-name="P9"><text:span text:style-name="T11">structure.c=&gt; structure map =&gt; enum =&gt; mur piege tresors</text:span></text:p>
      <text:p text:style-name="P9"><text:span text:style-name="T11"/></text:p>
      <text:p text:style-name="P9"><text:span text:style-name="T11">maxime : </text:span><text:span text:style-name="T12">deplacement joueur dans la map en fonction des obstacle</text:span></text:p>
      <text:p text:style-name="P9"><text:span text:style-name="T12"><text:tab/></text:span><text:span text:style-name="T14">case par case</text:span></text:p>
      <text:p text:style-name="P9"><text:span text:style-name="T14"><text:tab/>déplacelement en fonction du perso</text:span></text:p>
      <text:p text:style-name="P9"><text:span text:style-name="T12"/></text:p>
      <text:p text:style-name="P9"><text:span text:style-name="T12"/></text:p>
      <text:p text:style-name="P9"><text:span text:style-name="T11">baptiste : </text:span><text:span text:style-name="T12">monstre avec deplacement aggressif par rapport au joueur</text:span></text:p>
      <text:p text:style-name="P9"><text:span text:style-name="T12"><text:tab/></text:span><text:span text:style-name="T15">passif constant : reste toujours passif et tourne où il veut</text:span></text:p>
      <text:p text:style-name="P9"><text:span text:style-name="T15"><text:tab/>passif aggressif : passif, puis à l'approche du joueur dans une zone (genre 5*5) devient <text:tab/><text:tab/><text:tab/><text:tab/>aggressif</text:span></text:p>
      <text:p text:style-name="P9"><text:span text:style-name="T15"><text:tab/>aggressif : attaque le joueur dès le lancement de la partie</text:span></text:p>
      <text:p text:style-name="P9"><text:span text:style-name="T12"/></text:p>
      <text:p text:style-name="P9"><text:span text:style-name="T12"/></text:p>
      <text:p text:style-name="P9"><text:span text:style-name="T11">valentin :</text:span><text:span text:style-name="T12">genetation map avec mur emplcement trésors</text:span></text:p>
      <text:p text:style-name="P9"><text:span text:style-name="T12"><text:tab/></text:span><text:span text:style-name="T15">taille : 40 *</text:span><text:span text:style-name="T16">3</text:span><text:span text:style-name="T15">0</text:span></text:p>
      <text:p text:style-name="P9"><text:span text:style-name="T15"><text:tab/></text:span><text:span text:style-name="T17">mur : tiré <text:s/>pour porte, pour mur, et X pour dur</text:span></text:p>
      <text:p text:style-name="P9"><text:span text:style-name="T15"><text:tab/>piege : mur avec pique, piege</text:span></text:p>
      <text:p text:style-name="P9"><text:span text:style-name="T15"><text:tab/>tresor : tresor ou cle</text:span></text:p>
      <text:p text:style-name="P9"><text:span text:style-name="T15"><text:tab/>porte: p</text:span></text:p>
      <text:p text:style-name="P9"><text:span text:style-name="T15"><text:tab/></text:span><text:span text:style-name="T18">caché les portes non devérouillées <text:s/></text:span></text:p>
      <text:p text:style-name="P9"><text:span text:style-name="T12"/></text:p>
      <text:p text:style-name="P10"><text:span text:style-name="T12">after reservation :</text:span></text:p>
      <text:p text:style-name="P10"><text:span text:style-name="T12">maxime : interface graphique stylé</text:span></text:p>
      <text:p text:style-name="P10"><text:span text:style-name="T12">baptiste : attaque et vie</text:span></text:p>
      <text:p text:style-name="P10"><text:span text:style-name="T12">valentin : </text:span><text:span text:style-name="T13">sco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 pavard</meta:initial-creator>
    <meta:creation-date>2015-11-16T13:51:54</meta:creation-date>
    <dc:date>2015-11-16T15:01:22</dc:date>
    <dc:creator>valentin pavard</dc:creator>
    <meta:editing-duration>PT1H52S</meta:editing-duration>
    <meta:editing-cycles>20</meta:editing-cycles>
    <meta:generator>LibreOffice/3.6$Linux_X86_64 LibreOffice_project/360m1$Build-2</meta:generator>
    <meta:document-statistic meta:table-count="0" meta:image-count="0" meta:object-count="0" meta:page-count="2" meta:paragraph-count="54" meta:word-count="274" meta:character-count="1649" meta:non-whitespace-character-count="1406"/>
  </office:meta>
</office:document-meta>
</file>